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2000003200180599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2" draw:text-style-name="P1" svg:width="0.1551in" svg:height="0.1512in" svg:x="0.052in" svg:y="0.3417in"><text:p text:style-name="P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1" svg:width="0.2157in" svg:height="0.1858in" svg:x="-0.0528in" svg:y="0.8047in"><text:p text:style-name="P1">10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" svg:width="0.1551in" svg:height="0.1512in" svg:x="1.8008in" svg:y="1.2866in"><text:p text:style-name="P1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2" draw:text-style-name="P1" svg:width="0.1551in" svg:height="0.1512in" svg:x="0.5508in" svg:y="1.2874in"><text:p text:style-name="P1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" svg:width="0.1551in" svg:height="0.1512in" svg:x="2.8862in" svg:y="0.2673in"><text:p text:style-name="P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" svg:width="0.1551in" svg:height="0.1512in" svg:x="2.902in" svg:y="0.622in"><text:p text:style-name="P1">5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2" draw:text-style-name="P1" svg:width="0.1551in" svg:height="0.1512in" svg:x="2.8126in" svg:y="1.1008in"><text:p text:style-name="P1">6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2" draw:text-style-name="P1" svg:width="0.1551in" svg:height="0.1512in" svg:x="6.1445in" svg:y="1.1299in"><text:p text:style-name="P1">7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9" draw:style-name="gr1" draw:text-style-name="P1" svg:width="0.7531in" svg:height="0.1843in" svg:x="6.0055in" svg:y="1.0209in"><text:p/></draw:rect><draw:rect text:anchor-type="paragraph" draw:z-index="11" draw:style-name="gr1" draw:text-style-name="P1" svg:width="1.5795in" svg:height="0.3217in" svg:x="3.8339in" svg:y="0.3882in"><text:p/></draw:rect><draw:rect text:anchor-type="paragraph" draw:z-index="1" draw:style-name="gr1" draw:text-style-name="P1" svg:width="0.7217in" svg:height="0.2748in" svg:x="3.0008in" svg:y="0.5417in"><text:p/></draw:rect><draw:custom-shape text:anchor-type="paragraph" draw:z-index="12" draw:style-name="gr2" draw:text-style-name="P1" svg:width="0.1551in" svg:height="0.1512in" svg:x="4.6543in" svg:y="0.5126in"><text:p text:style-name="P1">8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2" draw:text-style-name="P1" svg:width="0.1551in" svg:height="0.1512in" svg:x="0in" svg:y="0.5445in"><text:p text:style-name="P1">9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0" draw:style-name="gr1" draw:text-style-name="P1" svg:width="0.5925in" svg:height="0.313in" svg:x="0.1008in" svg:y="0.4925in"><text:p/></draw:rect><draw:custom-shape text:anchor-type="paragraph" draw:z-index="14" draw:style-name="gr2" draw:text-style-name="P1" svg:width="0.2012in" svg:height="0.2232in" svg:x="-0.0528in" svg:y="0.9902in"><text:p text:style-name="P1">1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" draw:name="图片 1" text:anchor-type="as-char" svg:y="-5.6874in" svg:width="6.9555in" svg:height="4.3228in" draw:z-index="15"><draw:image xlink:href="Pictures/100000000000048200000320018059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1:05:35.111189695</meta:creation-date>
    <meta:generator>LibreOffice/4.1.4.2$Linux_X86_64 LibreOffice_project/410$Build-2</meta:generator>
    <dc:date>2015-02-22T15:43:24.677968735</dc:date>
    <meta:editing-duration>PT48M17S</meta:editing-duration>
    <meta:editing-cycles>66</meta:editing-cycles>
    <meta:document-statistic meta:table-count="0" meta:image-count="1" meta:object-count="0" meta:page-count="2" meta:paragraph-count="1" meta:word-count="0" meta:character-count="0" meta:non-whitespace-character-count="0"/>
  </office:meta>
</office:document-meta>
</file>